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Area </text:p>
          </table:table-cell>
          <table:table-cell office:value-type="string" calcext:value-type="string">
            <text:p>Perimetro <text:s/></text:p>
          </table:table-cell>
          <table:table-cell office:value-type="string" calcext:value-type="string">
            <text:p>Raggi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15.76" calcext:value-type="float">
            <text:p>16215,76</text:p>
          </table:table-cell>
          <table:table-cell office:value-type="float" office:value="451.41" calcext:value-type="float">
            <text:p>451,41</text:p>
          </table:table-cell>
          <table:table-cell office:value-type="float" office:value="71.84" calcext:value-type="float">
            <text:p>71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09.41" calcext:value-type="float">
            <text:p>28709,41</text:p>
          </table:table-cell>
          <table:table-cell office:value-type="float" office:value="600.64" calcext:value-type="float">
            <text:p>600,64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478.9" calcext:value-type="float">
            <text:p>30478,9</text:p>
          </table:table-cell>
          <table:table-cell office:value-type="float" office:value="618.88" calcext:value-type="float">
            <text:p>618,88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89.5" calcext:value-type="float">
            <text:p>42589,5</text:p>
          </table:table-cell>
          <table:table-cell office:value-type="float" office:value="731.57" calcext:value-type="float">
            <text:p>731,57</text:p>
          </table:table-cell>
          <table:table-cell office:value-type="float" office:value="116.43" calcext:value-type="float">
            <text:p>116,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650.16" calcext:value-type="float">
            <text:p>44650,16</text:p>
          </table:table-cell>
          <table:table-cell office:value-type="float" office:value="749.06" calcext:value-type="float">
            <text:p>749,06</text:p>
          </table:table-cell>
          <table:table-cell office:value-type="float" office:value="119.22" calcext:value-type="float">
            <text:p>119,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884.95" calcext:value-type="float">
            <text:p>56884,95</text:p>
          </table:table-cell>
          <table:table-cell office:value-type="float" office:value="845.48" calcext:value-type="float">
            <text:p>845,48</text:p>
          </table:table-cell>
          <table:table-cell office:value-type="float" office:value="134.56" calcext:value-type="float">
            <text:p>134,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544.19" calcext:value-type="float">
            <text:p>58544,19</text:p>
          </table:table-cell>
          <table:table-cell office:value-type="float" office:value="857.72" calcext:value-type="float">
            <text:p>857,72</text:p>
          </table:table-cell>
          <table:table-cell office:value-type="float" office:value="136.51" calcext:value-type="float">
            <text:p>136,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759.55" calcext:value-type="float">
            <text:p>70759,55</text:p>
          </table:table-cell>
          <table:table-cell office:value-type="float" office:value="942.97" calcext:value-type="float">
            <text:p>942,97</text:p>
          </table:table-cell>
          <table:table-cell office:value-type="float" office:value="150.08" calcext:value-type="float">
            <text:p>150,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093.48" calcext:value-type="float">
            <text:p>72093,48</text:p>
          </table:table-cell>
          <table:table-cell office:value-type="float" office:value="951.82" calcext:value-type="float">
            <text:p>951,82</text:p>
          </table:table-cell>
          <table:table-cell office:value-type="float" office:value="151.49" calcext:value-type="float">
            <text:p>151,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705.01" calcext:value-type="float">
            <text:p>83705,01</text:p>
          </table:table-cell>
          <table:table-cell office:value-type="float" office:value="1025.61" calcext:value-type="float">
            <text:p>1025,61</text:p>
          </table:table-cell>
          <table:table-cell office:value-type="float" office:value="163.23" calcext:value-type="float">
            <text:p>163,23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92.99" calcext:value-type="float">
            <text:p>16492,99</text:p>
          </table:table-cell>
          <table:table-cell office:value-type="float" office:value="455.25" calcext:value-type="float">
            <text:p>455,25</text:p>
          </table:table-cell>
          <table:table-cell office:value-type="float" office:value="72.46" calcext:value-type="float">
            <text:p>72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16.28" calcext:value-type="float">
            <text:p>18016,28</text:p>
          </table:table-cell>
          <table:table-cell office:value-type="float" office:value="475.81" calcext:value-type="float">
            <text:p>475,81</text:p>
          </table:table-cell>
          <table:table-cell office:value-type="float" office:value="75.73" calcext:value-type="float">
            <text:p>75,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42.88" calcext:value-type="float">
            <text:p>19542,88</text:p>
          </table:table-cell>
          <table:table-cell office:value-type="float" office:value="495.56" calcext:value-type="float">
            <text:p>495,56</text:p>
          </table:table-cell>
          <table:table-cell office:value-type="float" office:value="78.87" calcext:value-type="float">
            <text:p>78,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10.5" calcext:value-type="float">
            <text:p>24910,5</text:p>
          </table:table-cell>
          <table:table-cell office:value-type="float" office:value="559.49" calcext:value-type="float">
            <text:p>559,49</text:p>
          </table:table-cell>
          <table:table-cell office:value-type="float" office:value="89.05" calcext:value-type="float">
            <text:p>89,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80.81" calcext:value-type="float">
            <text:p>26380,81</text:p>
          </table:table-cell>
          <table:table-cell office:value-type="float" office:value="575.77" calcext:value-type="float">
            <text:p>575,77</text:p>
          </table:table-cell>
          <table:table-cell office:value-type="float" office:value="91.64" calcext:value-type="float">
            <text:p>91,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728.26" calcext:value-type="float">
            <text:p>27728,26</text:p>
          </table:table-cell>
          <table:table-cell office:value-type="float" office:value="590.29" calcext:value-type="float">
            <text:p>590,29</text:p>
          </table:table-cell>
          <table:table-cell office:value-type="float" office:value="93.95" calcext:value-type="float">
            <text:p>93,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631.67" calcext:value-type="float">
            <text:p>30631,67</text:p>
          </table:table-cell>
          <table:table-cell office:value-type="float" office:value="620.43" calcext:value-type="float">
            <text:p>620,43</text:p>
          </table:table-cell>
          <table:table-cell office:value-type="float" office:value="98.74" calcext:value-type="float">
            <text:p>98,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57.49" calcext:value-type="float">
            <text:p>32357,49</text:p>
          </table:table-cell>
          <table:table-cell office:value-type="float" office:value="637.66" calcext:value-type="float">
            <text:p>637,66</text:p>
          </table:table-cell>
          <table:table-cell office:value-type="float" office:value="101.49" calcext:value-type="float">
            <text:p>101,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81.86" calcext:value-type="float">
            <text:p>33681,86</text:p>
          </table:table-cell>
          <table:table-cell office:value-type="float" office:value="650.58" calcext:value-type="float">
            <text:p>650,58</text:p>
          </table:table-cell>
          <table:table-cell office:value-type="float" office:value="103.54" calcext:value-type="float">
            <text:p>103,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054.14" calcext:value-type="float">
            <text:p>39054,14</text:p>
          </table:table-cell>
          <table:table-cell office:value-type="float" office:value="700.55" calcext:value-type="float">
            <text:p>700,55</text:p>
          </table:table-cell>
          <table:table-cell office:value-type="float" office:value="111.5" calcext:value-type="float">
            <text:p>11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520.17" calcext:value-type="float">
            <text:p>40520,17</text:p>
          </table:table-cell>
          <table:table-cell office:value-type="float" office:value="713.58" calcext:value-type="float">
            <text:p>713,58</text:p>
          </table:table-cell>
          <table:table-cell office:value-type="float" office:value="113.57" calcext:value-type="float">
            <text:p>113,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25.8" calcext:value-type="float">
            <text:p>42125,8</text:p>
          </table:table-cell>
          <table:table-cell office:value-type="float" office:value="727.58" calcext:value-type="float">
            <text:p>727,58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88.71" calcext:value-type="float">
            <text:p>20388,71</text:p>
          </table:table-cell>
          <table:table-cell office:value-type="float" office:value="506.17" calcext:value-type="float">
            <text:p>506,17</text:p>
          </table:table-cell>
          <table:table-cell office:value-type="float" office:value="80.56" calcext:value-type="float">
            <text:p>80,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80.78" calcext:value-type="float">
            <text:p>24180,78</text:p>
          </table:table-cell>
          <table:table-cell office:value-type="float" office:value="551.24" calcext:value-type="float">
            <text:p>551,24</text:p>
          </table:table-cell>
          <table:table-cell office:value-type="float" office:value="87.73" calcext:value-type="float">
            <text:p>87,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91.65" calcext:value-type="float">
            <text:p>34391,65</text:p>
          </table:table-cell>
          <table:table-cell office:value-type="float" office:value="657.4" calcext:value-type="float">
            <text:p>657,4</text:p>
          </table:table-cell>
          <table:table-cell office:value-type="float" office:value="104.63" calcext:value-type="float">
            <text:p>104,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653.59" calcext:value-type="float">
            <text:p>38653,59</text:p>
          </table:table-cell>
          <table:table-cell office:value-type="float" office:value="696.95" calcext:value-type="float">
            <text:p>696,95</text:p>
          </table:table-cell>
          <table:table-cell office:value-type="float" office:value="110.92" calcext:value-type="float">
            <text:p>110,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577.18" calcext:value-type="float">
            <text:p>48577,18</text:p>
          </table:table-cell>
          <table:table-cell office:value-type="float" office:value="781.31" calcext:value-type="float">
            <text:p>781,31</text:p>
          </table:table-cell>
          <table:table-cell office:value-type="float" office:value="124.35" calcext:value-type="float">
            <text:p>124,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134.21" calcext:value-type="float">
            <text:p>53134,21</text:p>
          </table:table-cell>
          <table:table-cell office:value-type="float" office:value="817.13" calcext:value-type="float">
            <text:p>817,13</text:p>
          </table:table-cell>
          <table:table-cell office:value-type="float" office:value="130.05" calcext:value-type="float">
            <text:p>130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4:24:48.24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4:00:47.803000000</meta:creation-date>
    <dc:date>2019-02-17T14:25:39.707000000</dc:date>
    <meta:editing-duration>PT2M36S</meta:editing-duration>
    <meta:editing-cycles>2</meta:editing-cycles>
    <meta:generator>LibreOffice/5.1.3.2$Windows_x86 LibreOffice_project/644e4637d1d8544fd9f56425bd6cec110e49301b</meta:generator>
    <meta:document-statistic meta:table-count="1" meta:cell-count="115" meta:object-count="0"/>
  </office:meta>
</office:document-meta>
</file>